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fr" fo:country="FR" officeooo:rsid="000ff9bd" officeooo:paragraph-rsid="000ff9bd" style:font-size-asian="14pt" style:language-asian="zxx" style:country-asian="none" style:font-size-complex="14pt" style:language-complex="zxx" style:country-complex="none"/>
    </style:style>
    <style:style style:name="P2" style:family="paragraph" style:parent-style-name="Standard">
      <style:text-properties fo:font-size="12pt" fo:language="fr" fo:country="FR" officeooo:rsid="001166b5" officeooo:paragraph-rsid="0011a8ff" style:font-size-asian="10.5pt" style:language-asian="zxx" style:country-asian="none" style:font-size-complex="12pt" style:language-complex="zxx" style:country-complex="none"/>
    </style:style>
    <style:style style:name="P3" style:family="paragraph" style:parent-style-name="Standard">
      <style:text-properties fo:font-size="12pt" fo:language="fr" fo:country="FR" officeooo:rsid="001166b5" officeooo:paragraph-rsid="001166b5" style:font-size-asian="10.5pt" style:language-asian="zxx" style:country-asian="none" style:font-size-complex="12pt" style:language-complex="zxx" style:country-complex="none"/>
    </style:style>
    <style:style style:name="P4" style:family="paragraph" style:parent-style-name="Standard">
      <style:text-properties fo:font-size="12pt" fo:language="fr" fo:country="FR" officeooo:rsid="000ff9bd" officeooo:paragraph-rsid="000ff9bd" style:font-size-asian="10.5pt" style:language-asian="zxx" style:country-asian="none" style:font-size-complex="12pt" style:language-complex="zxx" style:country-complex="none"/>
    </style:style>
    <style:style style:name="P5" style:family="paragraph" style:parent-style-name="Standard">
      <style:text-properties fo:font-size="12pt" fo:language="fr" fo:country="FR" officeooo:rsid="0011a8ff" officeooo:paragraph-rsid="0011a8ff" style:font-size-asian="10.5pt" style:language-asian="zxx" style:country-asian="none" style:font-size-complex="12pt" style:language-complex="zxx" style:country-complex="none"/>
    </style:style>
    <style:style style:name="P6" style:family="paragraph" style:parent-style-name="Standard">
      <style:text-properties fo:font-size="12pt" fo:language="fr" fo:country="FR" officeooo:rsid="00144f51" officeooo:paragraph-rsid="00144f51" style:font-size-asian="10.5pt" style:language-asian="zxx" style:country-asian="none" style:font-size-complex="12pt" style:language-complex="zxx" style:country-complex="none"/>
    </style:style>
    <style:style style:name="P7" style:family="paragraph" style:parent-style-name="Heading_20_2">
      <style:paragraph-properties fo:text-align="center" style:justify-single-word="false"/>
      <style:text-properties fo:font-size="12pt" fo:language="fr" fo:country="FR" fo:font-weight="normal" officeooo:paragraph-rsid="000ff9bd" style:font-size-asian="10.5pt" style:language-asian="zxx" style:country-asian="none" style:font-weight-asian="normal" style:font-size-complex="12pt" style:language-complex="zxx" style:country-complex="none" style:font-weight-complex="normal"/>
    </style:style>
    <style:style style:name="P8" style:family="paragraph" style:parent-style-name="Text_20_body">
      <style:text-properties fo:font-size="12pt" fo:language="fr" fo:country="FR" fo:font-weight="normal" officeooo:rsid="000ff9bd" officeooo:paragraph-rsid="000ff9bd"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text-properties fo:font-size="12pt" fo:language="fr" fo:country="FR" officeooo:rsid="00144f51" officeooo:paragraph-rsid="00144f51" style:font-size-asian="10.5pt" style:language-asian="zxx" style:country-asian="none" style:font-size-complex="12pt" style:language-complex="zxx" style:country-complex="none"/>
    </style:style>
    <style:style style:name="T1" style:family="text">
      <style:text-properties fo:font-size="14pt" officeooo:rsid="000ff9bd" style:font-size-asian="14pt" style:font-size-complex="14pt"/>
    </style:style>
    <style:style style:name="T2" style:family="text">
      <style:text-properties officeooo:rsid="0011a8ff"/>
    </style:style>
    <style:style style:name="T3" style:family="text">
      <style:text-properties officeooo:rsid="00152b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TER</text:p>
      <text:h text:style-name="P7" text:outline-level="2"><text:span text:style-name="T1">Protocole SimpleCAN pour bus à base d'Arduino</text:span></text:h>
      <text:p text:style-name="P8"/>
      <text:p text:style-name="P8"/>
      <text:p text:style-name="P4">Le Forestier Romain</text:p>
      <text:p text:style-name="P4"/>
      <text:p text:style-name="P4"/>
      <text:p text:style-name="P4"/>
      <text:p text:style-name="P3">Description:</text:p>
      <text:p text:style-name="P3">Le projet a pour objectif de définir une sur couche du protocole CAN, appelée SimpleCAN, pour faire communiquer entre-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3"/>
      <text:p text:style-name="P3"/>
      <text:p text:style-name="P5">Prise en main du sujet:</text:p>
      <text:p text:style-name="P2"><text:span text:style-name="T2">- Lecture du rapport du projet précédent pour comprendre le fonctionnement matériel et logiciel du système splashelec et comprendre l’implémentation matériel et logiciel du protocole simpleCan dans les nœuds réseaux basée sur des carte générique avec un processeur type Leonardo et le bootloader CAN spécifique permettant une reprogrammation de la carte via le protocole CAN plutôt que via le port USB.</text:span></text:p>
      <text:p text:style-name="P5"/>
      <text:p text:style-name="P2"><text:span text:style-name="T2">- Compréhension du schéma électrique pour voir si le bus <text:s/>implémenter sur les carte permet d'alimenter les cartes relier par ce biais.</text:span></text:p>
      <text:p text:style-name="P5"/>
      <text:p text:style-name="P6">20/05</text:p>
      <text:p text:style-name="P6">→ Verifier le code pour reprogrammer la carte via le bus can</text:p>
      <text:p text:style-name="P6">→ Tester la communication entre 2 carte,</text:p>
      <text:p text:style-name="P6">→ <text:span text:style-name="T3">documenter- fonctionnement CAN, carte arduino, branchement carte</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9M11S</meta:editing-duration>
    <meta:editing-cycles>7</meta:editing-cycles>
    <meta:generator>LibreOffice/4.4.1.2$Windows_x86 LibreOffice_project/45e2de17089c24a1fa810c8f975a7171ba4cd432</meta:generator>
    <dc:date>2015-05-26T20:22:51.754000000</dc:date>
    <meta:document-statistic meta:table-count="0" meta:image-count="0" meta:object-count="0" meta:page-count="1" meta:paragraph-count="12" meta:word-count="226" meta:character-count="1429" meta:non-whitespace-character-count="1213"/>
    <meta:user-defined meta:name="Info 1"/>
    <meta:user-defined meta:name="Info 2"/>
    <meta:user-defined meta:name="Info 3"/>
    <meta:user-defined meta:name="Info 4"/>
  </office:meta>
</office:document-meta>
</file>